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6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23" table:table="0">
          <office:change-info>
            <dc:creator>Bob Jacobsen</dc:creator>
            <dc:date>2010-08-11T04:00:05</dc:date>
          </office:change-info>
          <table:dependencies>
            <table:dependence table:id="ct205"/>
            <table:dependence table:id="ct196"/>
            <table:dependence table:id="ct189"/>
            <table:dependence table:id="ct111"/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22" table:table="0">
          <office:change-info>
            <dc:creator>Bob Jacobsen</dc:creator>
            <dc:date>2010-08-11T04:00:07</dc:date>
          </office:change-info>
          <table:dependencies>
            <table:dependence table:id="ct191"/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21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17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17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17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17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17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17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43" table:start-table="0" table:end-column="1024" table:end-row="42" table:end-table="0"/>
          <table:target-range-address table:start-column="0" table:start-row="6" table:start-table="0" table:end-column="1024" table:end-row="6" table:end-table="0"/>
          <office:change-info>
            <dc:creator>Bob Jacobsen</dc:creator>
            <dc:date>2011-08-06T17:03:28</dc:date>
          </office:change-info>
          <table:dependencies>
            <table:dependence table:id="ct119"/>
            <table:dependence table:id="ct39"/>
          </table:dependencies>
        </table:movement>
        <table:cell-content-change table:id="ct12" table:acceptance-state="accepted">
          <table:cell-address table:column="0" table:row="6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17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41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45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5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7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17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39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39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46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6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8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17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45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46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6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8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17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45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39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46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210"/>
            <table:dependence table:id="ct200"/>
            <table:dependence table:id="ct199"/>
            <table:dependence table:id="ct193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2"/>
            <table:dependence table:id="ct168"/>
            <table:dependence table:id="ct163"/>
            <table:dependence table:id="ct147"/>
            <table:dependence table:id="ct146"/>
            <table:dependence table:id="ct145"/>
            <table:dependence table:id="ct144"/>
            <table:dependence table:id="ct135"/>
            <table:dependence table:id="ct134"/>
            <table:dependence table:id="ct133"/>
            <table:dependence table:id="ct113"/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6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8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7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39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39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46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8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20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20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20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20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20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20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21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21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22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22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1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22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21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22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21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23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23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23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23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30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25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24" table:table="0">
          <office:change-info>
            <dc:creator>Bob Jacobsen</dc:creator>
            <dc:date>2012-09-28T05:24:41</dc:date>
          </office:change-info>
          <table:dependencies>
            <table:dependence table:id="ct195"/>
            <table:dependence table:id="ct194"/>
            <table:dependence table:id="ct193"/>
            <table:dependence table:id="ct192"/>
            <table:dependence table:id="ct190"/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24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24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24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24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24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24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22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23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24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27" table:table="0">
          <office:change-info>
            <dc:creator>Bob Jacobsen</dc:creator>
            <dc:date>2012-09-30T21:14:09</dc:date>
          </office:change-info>
          <table:dependencies>
            <table:dependence table:id="ct204"/>
            <table:dependence table:id="ct202"/>
            <table:dependence table:id="ct200"/>
            <table:dependence table:id="ct198"/>
            <table:dependence table:id="ct110"/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26" table:table="0">
          <office:change-info>
            <dc:creator>Bob Jacobsen</dc:creator>
            <dc:date>2012-09-30T21:14:11</dc:date>
          </office:change-info>
          <table:dependencies>
            <table:dependence table:id="ct203"/>
            <table:dependence table:id="ct201"/>
            <table:dependence table:id="ct199"/>
            <table:dependence table:id="ct197"/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26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6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26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26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26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20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23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24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41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41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41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41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41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32" table:table="0">
          <office:change-info>
            <dc:creator>Bob Jacobsen</dc:creator>
            <dc:date>2012-11-19T03:32:41</dc:date>
          </office:change-info>
          <table:dependencies>
            <table:dependence table:id="ct112"/>
            <table:dependence table:id="ct109"/>
            <table:dependence table:id="ct97"/>
          </table:dependencies>
        </table:insertion>
        <table:insertion table:id="ct96" table:type="row" table:position="31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32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27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27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27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27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9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9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9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9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9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23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24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cell-content-change table:id="ct109">
          <table:cell-address table:column="0" table:row="32" table:table="0"/>
          <office:change-info>
            <dc:creator>Bob Jacobsen</dc:creator>
            <dc:date>2012-11-19T16:54:40</dc:date>
          </office:change-info>
          <table:previous table:id="ct97">
            <table:change-track-table-cell office:value-type="string">
              <text:p>Events below here are well-knonw in the sense that they have a specific definition, but are note part of the well-known block that is handled automatically</text:p>
            </table:change-track-table-cell>
          </table:previous>
        </table:cell-content-change>
        <table:cell-content-change table:id="ct110">
          <table:cell-address table:column="3" table:row="27" table:table="0"/>
          <office:change-info>
            <dc:creator>Bob Jacobsen</dc:creator>
            <dc:date>2012-11-19T16:54:51</dc:date>
          </office:change-info>
          <table:previous table:id="ct101">
            <table:change-track-table-cell office:value-type="string">
              <text:p>Reserved for train control back-end protocols, e.g. to command stations from proxies</text:p>
            </table:change-track-table-cell>
          </table:previous>
        </table:cell-content-change>
        <table:cell-content-change table:id="ct111">
          <table:cell-address table:column="3" table:row="23" table:table="0"/>
          <office:change-info>
            <dc:creator>Bob Jacobsen</dc:creator>
            <dc:date>2012-11-19T16:54:58</dc:date>
          </office:change-info>
          <table:previous table:id="ct107">
            <table:change-track-table-cell office:value-type="string">
              <text:p>This node is an idle DCC-capable Train Proxy (not dedicated to any physical train)</text:p>
            </table:change-track-table-cell>
          </table:previous>
        </table:cell-content-change>
        <table:cell-content-change table:id="ct112">
          <table:cell-address table:column="0" table:row="32" table:table="0"/>
          <office:change-info>
            <dc:creator>Bob Jacobsen</dc:creator>
            <dc:date>2012-11-19T16:55:29</dc:date>
          </office:change-info>
          <table:previous table:id="ct109">
            <table:change-track-table-cell office:value-type="string">
              <text:p>Events below here are well-known in the sense that they have a specific definition, but are not part of the well-known block handled automatically</text:p>
            </table:change-track-table-cell>
          </table:previous>
        </table:cell-content-change>
        <table:movement table:id="ct113">
          <table:source-range-address table:start-column="0" table:start-row="31" table:start-table="0" table:end-column="1023" table:end-row="30" table:end-table="0"/>
          <table:target-range-address table:start-column="0" table:start-row="39" table:start-table="0" table:end-column="1023" table:end-row="39" table:end-table="0"/>
          <office:change-info>
            <dc:creator>Bob Jacobsen</dc:creator>
            <dc:date>2012-11-19T16:55:30</dc:date>
          </office:change-info>
          <table:dependencies>
            <table:dependence table:id="ct115"/>
            <table:dependence table:id="ct-17"/>
            <table:dependence table:id="ct-18"/>
          </table:dependencies>
        </table:movement>
        <table:deletion table:id="ct114" table:type="row" table:position="31" table:table="0" table:multi-deletion-spanned="3">
          <office:change-info>
            <dc:creator>Bob Jacobsen</dc:creator>
            <dc:date>2012-11-19T16:55:42</dc:date>
          </office:change-info>
        </table:deletion>
        <table:deletion table:id="ct115" table:type="row" table:position="31" table:table="0">
          <office:change-info>
            <dc:creator>Bob Jacobsen</dc:creator>
            <dc:date>2012-11-19T16:55:42</dc:date>
          </office:change-info>
          <table:deletions>
            <table:cell-content-deletion>
              <table:cell-address table:column="3" table:row="31" table:table="0"/>
              <table:change-track-table-cell office:value-type="string">
                <text:p>CBUS short-ID equivalent events</text:p>
              </table:change-track-table-cell>
            </table:cell-content-deletion>
            <table:cell-content-deletion>
              <table:cell-address table:column="2" table:row="31" table:table="0"/>
              <table:change-track-table-cell office:value-type="string">
                <text:p>(any)</text:p>
              </table:change-track-table-cell>
            </table:cell-content-deletion>
            <table:change-deletion table:id="ct114"/>
          </table:deletions>
          <table:cut-offs>
            <table:movement-cut-off table:id="ct113" table:start-position="1" table:end-position="0"/>
          </table:cut-offs>
        </table:deletion>
        <table:deletion table:id="ct116" table:type="row" table:position="31" table:table="0">
          <office:change-info>
            <dc:creator>Bob Jacobsen</dc:creator>
            <dc:date>2012-11-19T16:55:42</dc:date>
          </office:change-info>
          <table:deletions>
            <table:change-deletion table:id="ct115"/>
          </table:deletions>
          <table:cut-offs>
            <table:movement-cut-off table:id="ct113" table:start-position="1" table:end-position="0"/>
          </table:cut-offs>
        </table:deletion>
        <table:insertion table:id="ct117" table:type="row" table:position="38" table:table="0">
          <office:change-info>
            <dc:creator>Bob Jacobsen</dc:creator>
            <dc:date>2012-11-19T16:55:48</dc:date>
          </office:change-info>
        </table:insertion>
        <table:insertion table:id="ct118" table:type="row" table:position="40" table:table="0">
          <office:change-info>
            <dc:creator>Bob Jacobsen</dc:creator>
            <dc:date>2012-11-19T16:55:55</dc:date>
          </office:change-info>
        </table:insertion>
        <table:deletion table:id="ct119" table:type="row" table:position="43" table:table="0" table:multi-deletion-spanned="7">
          <office:change-info>
            <dc:creator>Bob Jacobsen</dc:creator>
            <dc:date>2012-11-19T16:56:03</dc:date>
          </office:change-info>
          <table:cut-offs>
            <table:movement-cut-off table:id="ct11" table:start-position="1" table:end-position="0"/>
          </table:cut-offs>
        </table:deletion>
        <table:deletion table:id="ct120" table:type="row" table:position="43" table:table="0">
          <office:change-info>
            <dc:creator>Bob Jacobsen</dc:creator>
            <dc:date>2012-11-19T16:56:03</dc:date>
          </office:change-info>
          <table:deletions>
            <table:change-deletion table:id="ct119"/>
          </table:deletions>
          <table:cut-offs>
            <table:movement-cut-off table:id="ct11" table:start-position="1" table:end-position="0"/>
          </table:cut-offs>
        </table:deletion>
        <table:deletion table:id="ct121" table:type="row" table:position="43" table:table="0">
          <office:change-info>
            <dc:creator>Bob Jacobsen</dc:creator>
            <dc:date>2012-11-19T16:56:03</dc:date>
          </office:change-info>
          <table:deletions>
            <table:change-deletion table:id="ct120"/>
          </table:deletions>
          <table:cut-offs>
            <table:movement-cut-off table:id="ct11" table:start-position="1" table:end-position="0"/>
          </table:cut-offs>
        </table:deletion>
        <table:deletion table:id="ct122" table:type="row" table:position="43" table:table="0">
          <office:change-info>
            <dc:creator>Bob Jacobsen</dc:creator>
            <dc:date>2012-11-19T16:56:03</dc:date>
          </office:change-info>
          <table:deletions>
            <table:change-deletion table:id="ct121"/>
          </table:deletions>
          <table:cut-offs>
            <table:movement-cut-off table:id="ct11" table:start-position="1" table:end-position="0"/>
          </table:cut-offs>
        </table:deletion>
        <table:deletion table:id="ct123" table:type="row" table:position="43" table:table="0">
          <office:change-info>
            <dc:creator>Bob Jacobsen</dc:creator>
            <dc:date>2012-11-19T16:56:03</dc:date>
          </office:change-info>
          <table:deletions>
            <table:change-deletion table:id="ct122"/>
          </table:deletions>
          <table:cut-offs>
            <table:movement-cut-off table:id="ct11" table:start-position="1" table:end-position="0"/>
          </table:cut-offs>
        </table:deletion>
        <table:deletion table:id="ct124" table:type="row" table:position="43" table:table="0">
          <office:change-info>
            <dc:creator>Bob Jacobsen</dc:creator>
            <dc:date>2012-11-19T16:56:03</dc:date>
          </office:change-info>
          <table:deletions>
            <table:change-deletion table:id="ct123"/>
          </table:deletions>
          <table:cut-offs>
            <table:movement-cut-off table:id="ct11" table:start-position="1" table:end-position="0"/>
          </table:cut-offs>
        </table:deletion>
        <table:deletion table:id="ct125" table:type="row" table:position="43" table:table="0">
          <office:change-info>
            <dc:creator>Bob Jacobsen</dc:creator>
            <dc:date>2012-11-19T16:56:03</dc:date>
          </office:change-info>
          <table:deletions>
            <table:change-deletion table:id="ct124"/>
          </table:deletions>
          <table:cut-offs>
            <table:movement-cut-off table:id="ct11" table:start-position="1" table:end-position="0"/>
          </table:cut-offs>
        </table:deletion>
        <table:cell-content-change table:id="ct126">
          <table:cell-address table:column="0" table:row="46" table:table="0"/>
          <office:change-info>
            <dc:creator>Bob Jacobsen</dc:creator>
            <dc:date>2012-11-19T16:57:28</dc:date>
          </office:change-info>
          <table:previous table:id="ct47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  </table:change-track-table-cell>
          </table:previous>
        </table:cell-content-change>
        <table:insertion table:id="ct127" table:type="row" table:position="44" table:table="0">
          <office:change-info>
            <dc:creator>Bob Jacobsen</dc:creator>
            <dc:date>2013-01-20T03:07:41</dc:date>
          </office:change-info>
          <table:dependencies>
            <table:dependence table:id="ct206"/>
            <table:dependence table:id="ct129"/>
            <table:dependence table:id="ct128"/>
          </table:dependencies>
        </table:insertion>
        <table:cell-content-change table:id="ct128">
          <table:cell-address table:column="0" table:row="44" table:table="0"/>
          <office:change-info>
            <dc:creator>Bob Jacobsen</dc:creator>
            <dc:date>2013-01-20T03:07:49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44" table:table="0"/>
          <office:change-info>
            <dc:creator>Bob Jacobsen</dc:creator>
            <dc:date>2013-01-20T03:08:26</dc:date>
          </office:change-info>
          <table:previous table:id="ct128">
            <table:change-track-table-cell office:value-type="string">
  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130">
          <table:cell-address table:column="0" table:row="3" table:table="0"/>
          <office:change-info>
            <dc:creator>Bob Jacobsen</dc:creator>
            <dc:date>2013-01-20T03:08:55</dc:date>
          </office:change-info>
          <table:previous table:id="ct30">
            <table:change-track-table-cell office:value-type="string">
              <text:p><text:span text:style-name="T1">Well-known Event R</text:span><text:span text:style-name="T2">eserved UID</text:span><text:span text:style-name="T1">*</text:span></text:p>
            </table:change-track-table-cell>
          </table:previous>
        </table:cell-content-change>
        <table:cell-content-change table:id="ct131">
          <table:cell-address table:column="0" table:row="6" table:table="0"/>
          <office:change-info>
            <dc:creator>Bob Jacobsen</dc:creator>
            <dc:date>2013-01-20T03:09:04</dc:date>
          </office:change-info>
          <table:previous table:id="ct3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2">
          <table:cell-address table:column="0" table:row="8" table:table="0"/>
          <office:change-info>
            <dc:creator>Bob Jacobsen</dc:creator>
            <dc:date>2013-01-20T03:09:06</dc:date>
          </office:change-info>
          <table:previous table:id="ct3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3">
          <table:cell-address table:column="1" table:row="8" table:table="0"/>
          <office:change-info>
            <dc:creator>Bob Jacobsen</dc:creator>
            <dc:date>2013-01-20T03:09:15</dc:date>
          </office:change-info>
          <table:previous table:id="ct4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4">
          <table:cell-address table:column="1" table:row="6" table:table="0"/>
          <office:change-info>
            <dc:creator>Bob Jacobsen</dc:creator>
            <dc:date>2013-01-20T03:09:22</dc:date>
          </office:change-info>
          <table:previous table:id="ct4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5">
          <table:cell-address table:column="1" table:row="3" table:table="0"/>
          <office:change-info>
            <dc:creator>Bob Jacobsen</dc:creator>
            <dc:date>2013-01-20T03:09:22</dc:date>
          </office:change-info>
          <table:previous table:id="ct41">
            <table:change-track-table-cell office:value-type="string">
              <text:p>01.01.00.00.00.00</text:p>
            </table:change-track-table-cell>
          </table:previous>
        </table:cell-content-change>
        <table:insertion table:id="ct136" table:type="row" table:position="12" table:table="0">
          <office:change-info>
            <dc:creator>Bob Jacobsen</dc:creator>
            <dc:date>2013-02-01T13:09:24</dc:date>
          </office:change-info>
          <table:dependencies>
            <table:dependence table:id="ct154"/>
            <table:dependence table:id="ct150"/>
            <table:dependence table:id="ct146"/>
            <table:dependence table:id="ct141"/>
          </table:dependencies>
        </table:insertion>
        <table:insertion table:id="ct137" table:type="row" table:position="11" table:table="0">
          <office:change-info>
            <dc:creator>Bob Jacobsen</dc:creator>
            <dc:date>2013-02-01T13:09:27</dc:date>
          </office:change-info>
          <table:dependencies>
            <table:dependence table:id="ct153"/>
            <table:dependence table:id="ct149"/>
            <table:dependence table:id="ct145"/>
            <table:dependence table:id="ct140"/>
          </table:dependencies>
        </table:insertion>
        <table:insertion table:id="ct138" table:type="row" table:position="9" table:count="2" table:table="0">
          <office:change-info>
            <dc:creator>Bob Jacobsen</dc:creator>
            <dc:date>2013-02-01T13:09:33</dc:date>
          </office:change-info>
          <table:dependencies>
            <table:dependence table:id="ct157"/>
            <table:dependence table:id="ct156"/>
            <table:dependence table:id="ct152"/>
            <table:dependence table:id="ct148"/>
            <table:dependence table:id="ct144"/>
            <table:dependence table:id="ct139"/>
          </table:dependencies>
        </table:insertion>
        <table:cell-content-change table:id="ct139">
          <table:cell-address table:column="0" table:row="10" table:table="0"/>
          <office:change-info>
            <dc:creator>Bob Jacobsen</dc:creator>
            <dc:date>2013-02-01T13:09:3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1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2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insertion table:id="ct142" table:type="row" table:position="13" table:table="0">
          <office:change-info>
            <dc:creator>Bob Jacobsen</dc:creator>
            <dc:date>2013-02-01T13:09:45</dc:date>
          </office:change-info>
          <table:dependencies>
            <table:dependence table:id="ct155"/>
            <table:dependence table:id="ct151"/>
            <table:dependence table:id="ct147"/>
            <table:dependence table:id="ct143"/>
          </table:dependencies>
        </table:insertion>
        <table:cell-content-change table:id="ct143">
          <table:cell-address table:column="0" table:row="13" table:table="0"/>
          <office:change-info>
            <dc:creator>Bob Jacobsen</dc:creator>
            <dc:date>2013-02-01T13:09:51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10" table:table="0"/>
          <office:change-info>
            <dc:creator>Bob Jacobsen</dc:creator>
            <dc:date>2013-02-01T13:09:55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11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2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13" table:table="0"/>
          <office:change-info>
            <dc:creator>Bob Jacobsen</dc:creator>
            <dc:date>2013-02-01T13:09:57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10" table:table="0"/>
          <office:change-info>
            <dc:creator>Bob Jacobsen</dc:creator>
            <dc:date>2013-02-01T13:10:04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1" table:table="0"/>
          <office:change-info>
            <dc:creator>Bob Jacobsen</dc:creator>
            <dc:date>2013-02-01T13:10:06</dc:date>
          </office:change-info>
          <table:previous>
            <table:change-track-table-cell/>
          </table:previous>
        </table:cell-content-change>
        <table:cell-content-change table:id="ct150">
          <table:cell-address table:column="2" table:row="12" table:table="0"/>
          <office:change-info>
            <dc:creator>Bob Jacobsen</dc:creator>
            <dc:date>2013-02-01T13:10:11</dc:date>
          </office:change-info>
          <table:previous>
            <table:change-track-table-cell/>
          </table:previous>
        </table:cell-content-change>
        <table:cell-content-change table:id="ct151">
          <table:cell-address table:column="2" table:row="13" table:table="0"/>
          <office:change-info>
            <dc:creator>Bob Jacobsen</dc:creator>
            <dc:date>2013-02-01T13:10:13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10" table:table="0"/>
          <office:change-info>
            <dc:creator>Bob Jacobsen</dc:creator>
            <dc:date>2013-02-01T13:10:18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1" table:table="0"/>
          <office:change-info>
            <dc:creator>Bob Jacobsen</dc:creator>
            <dc:date>2013-02-01T13:10:26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2" table:table="0"/>
          <office:change-info>
            <dc:creator>Bob Jacobsen</dc:creator>
            <dc:date>2013-02-01T13:10:30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3" table:table="0"/>
          <office:change-info>
            <dc:creator>Bob Jacobsen</dc:creator>
            <dc:date>2013-02-01T13:10:3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10" table:table="0"/>
          <office:change-info>
            <dc:creator>Bob Jacobsen</dc:creator>
            <dc:date>2013-02-01T13:11:00</dc:date>
          </office:change-info>
          <table:previous table:id="ct152">
            <table:change-track-table-cell office:value-type="string">
              <text:p>Link error 1</text:p>
            </table:change-track-table-cell>
          </table:previous>
        </table:cell-content-change>
        <table:cell-content-change table:id="ct157">
          <table:cell-address table:column="3" table:row="10" table:table="0"/>
          <office:change-info>
            <dc:creator>Bob Jacobsen</dc:creator>
            <dc:date>2013-02-01T13:11:18</dc:date>
          </office:change-info>
          <table:previous table:id="ct156">
            <table:change-track-table-cell office:value-type="string">
              <text:p>Link error code 1 – the specific meaning is link wire protocol specific</text:p>
            </table:change-track-table-cell>
          </table:previous>
        </table:cell-content-change>
        <table:insertion table:id="ct158" table:type="row" table:position="15" table:table="0">
          <office:change-info>
            <dc:creator>Bob Jacobsen</dc:creator>
            <dc:date>2013-02-01T13:11:26</dc:date>
          </office:change-info>
        </table:insertion>
        <table:insertion table:id="ct159" table:type="row" table:position="14" table:table="0">
          <office:change-info>
            <dc:creator>Bob Jacobsen</dc:creator>
            <dc:date>2013-02-01T13:11:28</dc:date>
          </office:change-info>
        </table:insertion>
        <table:insertion table:id="ct160" table:type="row" table:position="29" table:table="0">
          <office:change-info>
            <dc:creator>Bob Jacobsen</dc:creator>
            <dc:date>2013-04-07T05:51:25</dc:date>
          </office:change-info>
          <table:dependencies>
            <table:dependence table:id="ct165"/>
            <table:dependence table:id="ct164"/>
            <table:dependence table:id="ct163"/>
            <table:dependence table:id="ct162"/>
          </table:dependencies>
        </table:insertion>
        <table:insertion table:id="ct161" table:type="row" table:position="28" table:table="0">
          <office:change-info>
            <dc:creator>Bob Jacobsen</dc:creator>
            <dc:date>2013-04-07T05:51:26</dc:date>
          </office:change-info>
        </table:insertion>
        <table:cell-content-change table:id="ct162">
          <table:cell-address table:column="0" table:row="29" table:table="0"/>
          <office:change-info>
            <dc:creator>Bob Jacobsen</dc:creator>
            <dc:date>2013-04-07T05:51:32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29" table:table="0"/>
          <office:change-info>
            <dc:creator>Bob Jacobsen</dc:creator>
            <dc:date>2013-04-07T05:51:3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29" table:table="0"/>
          <office:change-info>
            <dc:creator>Bob Jacobsen</dc:creator>
            <dc:date>2013-04-07T05:51:4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9" table:table="0"/>
          <office:change-info>
            <dc:creator>Bob Jacobsen</dc:creator>
            <dc:date>2013-04-07T05:52:04</dc:date>
          </office:change-info>
          <table:previous>
            <table:change-track-table-cell/>
          </table:previous>
        </table:cell-content-change>
        <table:insertion table:id="ct166" table:type="row" table:position="37" table:table="0">
          <office:change-info>
            <dc:creator>Bob Jacobsen</dc:creator>
            <dc:date>2013-04-07T05:53:31</dc:date>
          </office:change-info>
          <table:dependencies>
            <table:dependence table:id="ct184"/>
            <table:dependence table:id="ct172"/>
            <table:dependence table:id="ct171"/>
            <table:dependence table:id="ct170"/>
            <table:dependence table:id="ct169"/>
            <table:dependence table:id="ct168"/>
          </table:dependencies>
        </table:insertion>
        <table:insertion table:id="ct167" table:type="row" table:position="33" table:table="0">
          <office:change-info>
            <dc:creator>Bob Jacobsen</dc:creator>
            <dc:date>2013-04-07T05:53:34</dc:date>
          </office:change-info>
        </table:insertion>
        <table:cell-content-change table:id="ct168">
          <table:cell-address table:column="1" table:row="37" table:table="0"/>
          <office:change-info>
            <dc:creator>Bob Jacobsen</dc:creator>
            <dc:date>2013-04-07T05:53:40</dc:date>
          </office:change-info>
          <table:previous>
            <table:change-track-table-cell/>
          </table:previous>
        </table:cell-content-change>
        <table:cell-content-change table:id="ct169">
          <table:cell-address table:column="0" table:row="37" table:table="0"/>
          <office:change-info>
            <dc:creator>Bob Jacobsen</dc:creator>
            <dc:date>2013-04-07T05:53:58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7" table:table="0"/>
          <office:change-info>
            <dc:creator>Bob Jacobsen</dc:creator>
            <dc:date>2013-04-07T05:54:01</dc:date>
          </office:change-info>
          <table:previous>
            <table:change-track-table-cell/>
          </table:previous>
        </table:cell-content-change>
        <table:cell-content-change table:id="ct171">
          <table:cell-address table:column="2" table:row="37" table:table="0"/>
          <office:change-info>
            <dc:creator>Bob Jacobsen</dc:creator>
            <dc:date>2013-04-07T05:54:05</dc:date>
          </office:change-info>
          <table:previous table:id="ct170">
            <table:change-track-table-cell office:value-type="string">
              <text:p>any</text:p>
            </table:change-track-table-cell>
          </table:previous>
        </table:cell-content-change>
        <table:cell-content-change table:id="ct172">
          <table:cell-address table:column="1" table:row="37" table:table="0"/>
          <office:change-info>
            <dc:creator>Bob Jacobsen</dc:creator>
            <dc:date>2013-04-07T05:54:18</dc:date>
          </office:change-info>
          <table:previous table:id="ct168">
            <table:change-track-table-cell office:value-type="string">
              <text:p>01.01.00.00.00.00</text:p>
            </table:change-track-table-cell>
          </table:previous>
        </table:cell-content-change>
        <table:insertion table:id="ct173" table:type="row" table:position="36" table:table="0">
          <office:change-info>
            <dc:creator>Bob Jacobsen</dc:creator>
            <dc:date>2013-04-07T05:54:49</dc:date>
          </office:change-info>
          <table:dependencies>
            <table:dependence table:id="ct187"/>
            <table:dependence table:id="ct183"/>
            <table:dependence table:id="ct181"/>
            <table:dependence table:id="ct178"/>
          </table:dependencies>
        </table:insertion>
        <table:insertion table:id="ct174" table:type="row" table:position="35" table:table="0">
          <office:change-info>
            <dc:creator>Bob Jacobsen</dc:creator>
            <dc:date>2013-04-07T05:54:51</dc:date>
          </office:change-info>
          <table:dependencies>
            <table:dependence table:id="ct186"/>
            <table:dependence table:id="ct182"/>
            <table:dependence table:id="ct180"/>
            <table:dependence table:id="ct177"/>
          </table:dependencies>
        </table:insertion>
        <table:insertion table:id="ct175" table:type="row" table:position="34" table:table="0">
          <office:change-info>
            <dc:creator>Bob Jacobsen</dc:creator>
            <dc:date>2013-04-07T05:54:55</dc:date>
          </office:change-info>
          <table:dependencies>
            <table:dependence table:id="ct188"/>
            <table:dependence table:id="ct185"/>
            <table:dependence table:id="ct179"/>
            <table:dependence table:id="ct176"/>
          </table:dependencies>
        </table:insertion>
        <table:cell-content-change table:id="ct176">
          <table:cell-address table:column="0" table:row="34" table:table="0"/>
          <office:change-info>
            <dc:creator>Bob Jacobsen</dc:creator>
            <dc:date>2013-04-07T05:55:00</dc:date>
          </office:change-info>
          <table:previous>
            <table:change-track-table-cell/>
          </table:previous>
        </table:cell-content-change>
        <table:cell-content-change table:id="ct177">
          <table:cell-address table:column="0" table:row="35" table:table="0"/>
          <office:change-info>
            <dc:creator>Bob Jacobsen</dc:creator>
            <dc:date>2013-04-07T05:55:01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36" table:table="0"/>
          <office:change-info>
            <dc:creator>Bob Jacobsen</dc:creator>
            <dc:date>2013-04-07T05:55:02</dc:date>
          </office:change-info>
          <table:previous>
            <table:change-track-table-cell/>
          </table:previous>
        </table:cell-content-change>
        <table:cell-content-change table:id="ct179">
          <table:cell-address table:column="1" table:row="34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0">
          <table:cell-address table:column="1" table:row="35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1">
          <table:cell-address table:column="1" table:row="36" table:table="0"/>
          <office:change-info>
            <dc:creator>Bob Jacobsen</dc:creator>
            <dc:date>2013-04-07T05:55:06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35" table:table="0"/>
          <office:change-info>
            <dc:creator>Bob Jacobsen</dc:creator>
            <dc:date>2013-04-07T05:55:19</dc:date>
          </office:change-info>
          <table:previous table:id="ct180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3">
          <table:cell-address table:column="1" table:row="36" table:table="0"/>
          <office:change-info>
            <dc:creator>Bob Jacobsen</dc:creator>
            <dc:date>2013-04-07T05:55:24</dc:date>
          </office:change-info>
          <table:previous table:id="ct181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4">
          <table:cell-address table:column="1" table:row="37" table:table="0"/>
          <office:change-info>
            <dc:creator>Bob Jacobsen</dc:creator>
            <dc:date>2013-04-07T05:55:34</dc:date>
          </office:change-info>
          <table:previous table:id="ct172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5">
          <table:cell-address table:column="2" table:row="34" table:table="0"/>
          <office:change-info>
            <dc:creator>Bob Jacobsen</dc:creator>
            <dc:date>2013-04-07T05:55:35</dc:date>
          </office:change-info>
          <table:previous>
            <table:change-track-table-cell/>
          </table:previous>
        </table:cell-content-change>
        <table:cell-content-change table:id="ct186">
          <table:cell-address table:column="2" table:row="35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7">
          <table:cell-address table:column="2" table:row="36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4" table:table="0"/>
          <office:change-info>
            <dc:creator>Bob Jacobsen</dc:creator>
            <dc:date>2013-04-07T05:55:48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23" table:table="0"/>
          <office:change-info>
            <dc:creator>Bob Jacobsen</dc:creator>
            <dc:date>2013-04-23T18:08:03</dc:date>
          </office:change-info>
          <table:previous table:id="ct111">
            <table:change-track-table-cell office:value-type="string">
              <text:p>This node is an idle DCC-capable Train Proxy (not dedicated to a train)</text:p>
            </table:change-track-table-cell>
          </table:previous>
        </table:cell-content-change>
        <table:cell-content-change table:id="ct190">
          <table:cell-address table:column="3" table:row="24" table:table="0"/>
          <office:change-info>
            <dc:creator>Bob Jacobsen</dc:creator>
            <dc:date>2013-04-23T18:08:21</dc:date>
          </office:change-info>
          <table:previous table:id="ct108">
            <table:change-track-table-cell office:value-type="string">
              <text:p>This node is an in-use DCC-capable Train Proxy (dedicated to a train)</text:p>
            </table:change-track-table-cell>
          </table:previous>
        </table:cell-content-change>
        <table:cell-content-change table:id="ct191">
          <table:cell-address table:column="3" table:row="22" table:table="0"/>
          <office:change-info>
            <dc:creator>Jim Kueneman</dc:creator>
            <dc:date>2014-05-20T02:57:57</dc:date>
          </office:change-info>
          <table:previous table:id="ct77">
            <table:change-track-table-cell office:value-type="string">
              <text:p>This node is a Train (or Train Proxy)</text:p>
            </table:change-track-table-cell>
          </table:previous>
        </table:cell-content-change>
        <table:cell-content-change table:id="ct192">
          <table:cell-address table:column="0" table:row="24" table:table="0"/>
          <office:change-info>
            <dc:creator>Jim Kueneman</dc:creator>
            <dc:date>2014-05-20T02:58:03</dc:date>
          </office:change-info>
          <table:previous table:id="ct7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93">
          <table:cell-address table:column="1" table:row="24" table:table="0"/>
          <office:change-info>
            <dc:creator>Jim Kueneman</dc:creator>
            <dc:date>2014-05-20T02:58:03</dc:date>
          </office:change-info>
          <table:previous table:id="ct7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94">
          <table:cell-address table:column="2" table:row="24" table:table="0"/>
          <office:change-info>
            <dc:creator>Jim Kueneman</dc:creator>
            <dc:date>2014-05-20T02:58:03</dc:date>
          </office:change-info>
          <table:previous table:id="ct75">
            <table:change-track-table-cell office:value-type="string">
              <text:p>0x0305</text:p>
            </table:change-track-table-cell>
          </table:previous>
        </table:cell-content-change>
        <table:cell-content-change table:id="ct195">
          <table:cell-address table:column="3" table:row="24" table:table="0"/>
          <office:change-info>
            <dc:creator>Jim Kueneman</dc:creator>
            <dc:date>2014-05-20T02:58:03</dc:date>
          </office:change-info>
          <table:previous table:id="ct190">
            <table:change-track-table-cell office:value-type="string">
              <text:p>This node is a DCC-capable Train Proxy and has gone in-use (dedicated to a train)</text:p>
            </table:change-track-table-cell>
          </table:previous>
        </table:cell-content-change>
        <table:cell-content-change table:id="ct196">
          <table:cell-address table:column="3" table:row="23" table:table="0"/>
          <office:change-info>
            <dc:creator>Jim Kueneman</dc:creator>
            <dc:date>2014-05-20T02:58:20</dc:date>
          </office:change-info>
          <table:previous table:id="ct189">
            <table:change-track-table-cell office:value-type="string">
              <text:p>This node is a DCC-capable Train Proxy and has gone idle (not dedicated to a train)</text:p>
            </table:change-track-table-cell>
          </table:previous>
        </table:cell-content-change>
        <table:cell-content-change table:id="ct197">
          <table:cell-address table:column="0" table:row="26" table:table="0"/>
          <office:change-info>
            <dc:creator>Jim Kueneman</dc:creator>
            <dc:date>2014-05-20T02:59:14</dc:date>
          </office:change-info>
          <table:previous table:id="ct8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98">
          <table:cell-address table:column="0" table:row="27" table:table="0"/>
          <office:change-info>
            <dc:creator>Jim Kueneman</dc:creator>
            <dc:date>2014-05-20T02:59:14</dc:date>
          </office:change-info>
          <table:previous table:id="ct98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99">
          <table:cell-address table:column="1" table:row="26" table:table="0"/>
          <office:change-info>
            <dc:creator>Jim Kueneman</dc:creator>
            <dc:date>2014-05-20T02:59:14</dc:date>
          </office:change-info>
          <table:previous table:id="ct8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200">
          <table:cell-address table:column="1" table:row="27" table:table="0"/>
          <office:change-info>
            <dc:creator>Jim Kueneman</dc:creator>
            <dc:date>2014-05-20T02:59:14</dc:date>
          </office:change-info>
          <table:previous table:id="ct99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201">
          <table:cell-address table:column="2" table:row="26" table:table="0"/>
          <office:change-info>
            <dc:creator>Jim Kueneman</dc:creator>
            <dc:date>2014-05-20T02:59:14</dc:date>
          </office:change-info>
          <table:previous table:id="ct86">
            <table:change-track-table-cell office:value-type="string">
              <text:p>0x0401</text:p>
            </table:change-track-table-cell>
          </table:previous>
        </table:cell-content-change>
        <table:cell-content-change table:id="ct202">
          <table:cell-address table:column="2" table:row="27" table:table="0"/>
          <office:change-info>
            <dc:creator>Jim Kueneman</dc:creator>
            <dc:date>2014-05-20T02:59:14</dc:date>
          </office:change-info>
          <table:previous table:id="ct100">
            <table:change-track-table-cell office:value-type="string">
              <text:p>0x04**</text:p>
            </table:change-track-table-cell>
          </table:previous>
        </table:cell-content-change>
        <table:cell-content-change table:id="ct203">
          <table:cell-address table:column="3" table:row="26" table:table="0"/>
          <office:change-info>
            <dc:creator>Jim Kueneman</dc:creator>
            <dc:date>2014-05-20T02:59:14</dc:date>
          </office:change-info>
          <table:previous table:id="ct85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204">
          <table:cell-address table:column="3" table:row="27" table:table="0"/>
          <office:change-info>
            <dc:creator>Jim Kueneman</dc:creator>
            <dc:date>2014-05-20T02:59:14</dc:date>
          </office:change-info>
          <table:previous table:id="ct110">
            <table:change-track-table-cell office:value-type="string">
              <text:p>Reserved for train control back-end protocols, e.g. to command stations</text:p>
            </table:change-track-table-cell>
          </table:previous>
        </table:cell-content-change>
        <table:cell-content-change table:id="ct205">
          <table:cell-address table:column="3" table:row="23" table:table="0"/>
          <office:change-info>
            <dc:creator>Jim Kueneman</dc:creator>
            <dc:date>2015-02-07T04:39:22</dc:date>
          </office:change-info>
          <table:previous table:id="ct196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206">
          <table:cell-address table:column="0" table:row="44" table:table="0"/>
          <office:change-info>
            <dc:creator>Jim Kueneman</dc:creator>
            <dc:date>2015-02-07T04:40:36</dc:date>
          </office:change-info>
          <table:previous table:id="ct129">
            <table:change-track-table-cell office:value-type="string">
              <text:p><text:span text:style-name="T1">* - “Automatically-Routed</text:span><text:span text:style-name="T2"> Event Reserved UID*</text:span><text:span text:style-name="T1">” refers to a unique ID assigned for global fixed events, 01.01.00.00.00.00</text:span></text:p>
            </table:change-track-table-cell>
          </table:previous>
        </table:cell-content-change>
        <table:deletion table:id="ct207" table:type="row" table:position="46" table:table="0">
          <office:change-info>
            <dc:creator>Jim Kueneman</dc:creator>
            <dc:date>2015-02-07T04:41:42</dc:date>
          </office:change-info>
        </table:deletion>
        <table:insertion table:id="ct208" table:type="row" table:position="4" table:table="0">
          <office:change-info>
            <dc:creator>Jim Kueneman</dc:creator>
            <dc:date>2015-02-07T04:43:10</dc:date>
          </office:change-info>
          <table:dependencies>
            <table:dependence table:id="ct213"/>
            <table:dependence table:id="ct212"/>
            <table:dependence table:id="ct211"/>
            <table:dependence table:id="ct210"/>
            <table:dependence table:id="ct209"/>
          </table:dependencies>
        </table:insertion>
        <table:cell-content-change table:id="ct209">
          <table:cell-address table:column="0" table:row="4" table:table="0"/>
          <office:change-info>
            <dc:creator>Jim Kueneman</dc:creator>
            <dc:date>2015-02-07T04:43:15</dc:date>
          </office:change-info>
          <table:previous>
            <table:change-track-table-cell/>
          </table:previous>
        </table:cell-content-change>
        <table:cell-content-change table:id="ct210">
          <table:cell-address table:column="1" table:row="4" table:table="0"/>
          <office:change-info>
            <dc:creator>Jim Kueneman</dc:creator>
            <dc:date>2015-02-07T04:43:15</dc:date>
          </office:change-info>
          <table:previous>
            <table:change-track-table-cell/>
          </table:previous>
        </table:cell-content-change>
        <table:cell-content-change table:id="ct211">
          <table:cell-address table:column="2" table:row="4" table:table="0"/>
          <office:change-info>
            <dc:creator>Jim Kueneman</dc:creator>
            <dc:date>2015-02-07T04:43:15</dc:date>
          </office:change-info>
          <table:previous>
            <table:change-track-table-cell/>
          </table:previous>
        </table:cell-content-change>
        <table:cell-content-change table:id="ct212">
          <table:cell-address table:column="3" table:row="4" table:table="0"/>
          <office:change-info>
            <dc:creator>Jim Kueneman</dc:creator>
            <dc:date>2015-02-07T04:43:15</dc:date>
          </office:change-info>
          <table:previous>
            <table:change-track-table-cell/>
          </table:previous>
        </table:cell-content-change>
        <table:cell-content-change table:id="ct213">
          <table:cell-address table:column="2" table:row="4" table:table="0"/>
          <office:change-info>
            <dc:creator>Jim Kueneman</dc:creator>
            <dc:date>2015-02-07T04:43:47</dc:date>
          </office:change-info>
          <table:previous table:id="ct211">
            <table:change-track-table-cell office:value-type="string">
              <text:p>0xFFFF</text:p>
            </table:change-track-table-cell>
          </table:previous>
        </table:cell-content-change>
        <table:cell-content-change table:id="ct214">
          <table:cell-address table:column="3" table:row="3" table:table="0"/>
          <office:change-info>
            <dc:creator>Jim Kueneman</dc:creator>
            <dc:date>2015-02-07T04:44:10</dc:date>
          </office:change-info>
          <table:previous>
            <table:change-track-table-cell office:value-type="string">
              <text:p>Emergency stop of all operations</text:p>
            </table:change-track-table-cell>
          </table:previous>
        </table:cell-content-change>
        <table:cell-content-change table:id="ct215">
          <table:cell-address table:column="3" table:row="3" table:table="0"/>
          <office:change-info>
            <dc:creator>Jim Kueneman</dc:creator>
            <dc:date>2015-02-07T04:47:08</dc:date>
          </office:change-info>
          <table:previous table:id="ct214">
            <table:change-track-table-cell office:value-type="string">
              <text:p>Emergency OFF of all operations</text:p>
            </table:change-track-table-cell>
          </table:previous>
        </table:cell-content-change>
      </table:tracked-changes>
      <table:table table:name="EventID definitions" table:style-name="ta1" table:print-ranges="'EventID definitions'.A1:'EventID definitions'.J49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E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1</text:p>
          </table:table-cell>
          <table:table-cell office:value-type="string">
            <text:p>Link error code 1 – the specific meaning is link wire protocol-specifi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2</text:p>
          </table:table-cell>
          <table:table-cell office:value-type="string">
            <text:p>Link error code 2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3</text:p>
          </table:table-cell>
          <table:table-cell office:value-type="string">
            <text:p>Link error code 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4</text:p>
          </table:table-cell>
          <table:table-cell office:value-type="string">
            <text:p>Link error code 4</text:p>
          </table:table-cell>
          <table:table-cell table:number-columns-repeated="1020"/>
        </table:table-row>
        <table:table-row table:style-name="ro1" table:number-rows-repeated="2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 Traction Proxy</text:p>
          </table:table-cell>
          <table:table-cell table:number-columns-repeated="1020"/>
        </table:table-row>
        <table:table-row table:style-name="ro1" table:number-rows-repeated="2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 table:number-rows-repeated="2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501</text:p>
          </table:table-cell>
          <table:table-cell office:value-type="string">
            <text:p>Delivers Clock Protocol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Events below here are well-known in the sense that they have a specific definition, but aren't part of the well-known block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0</text:p>
          </table:table-cell>
          <table:table-cell table:style-name="ce6" office:value-type="string">
            <text:p>(any)</text:p>
          </table:table-cell>
          <table:table-cell office:value-type="string">
            <text:p>See Time Broadcast Protocol</text:p>
          </table:table-cell>
          <table:table-cell table:number-columns-repeated="1020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1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2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3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<text:span text:style-name="T1">* - “Automatically-Routed</text:span><text:span text:style-name="T2"> Event Reserved UID*</text:span><text:span text:style-name="T1">” refers to a unique ID assigned for global fixed events, 01.00.00.00.00.00</text:span></text:p>
          </table:table-cell>
          <table:table-cell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n assigned UID range for CBUS-style “short events”, </text:span><text:span text:style-name="T2">01.01.01.00, </text:span><text:span text:style-name="T1">see UID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2/06/2015</text:date>, <text:time>21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5-02-06T21:48:51</dc:date>
    <dc:creator>Jim Kueneman</dc:creator>
    <meta:editing-duration>PT13H17M47S</meta:editing-duration>
    <meta:editing-cycles>50</meta:editing-cycles>
    <meta:generator>OpenOffice/4.1.1$Unix OpenOffice.org_project/411m6$Build-9775</meta:generator>
    <meta:printed-by>Bob Jacobsen</meta:printed-by>
    <meta:print-date>2010-07-11T14:13:17</meta:print-date>
    <dc:title>EventID Allocations</dc:title>
    <meta:document-statistic meta:table-count="3" meta:cell-count="89" meta:object-count="0"/>
  </office:meta>
</office:document-meta>
</file>